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0.4cm" svg:height="0.4cm" svg:x="2.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8cm" svg:height="18cm" svg:x="1.5cm" svg:y="5.8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4cm" svg:height="0.4cm" svg:x="6.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4cm" svg:height="0.4cm" svg:x="10.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4cm" svg:height="0.4cm" svg:x="14.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4cm" svg:height="0.4cm" svg:x="18.5cm" svg:y="6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4cm" svg:height="0.4cm" svg:x="2.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4cm" svg:height="0.4cm" svg:x="6.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4cm" svg:height="0.4cm" svg:x="10.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4cm" svg:height="0.4cm" svg:x="14.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4cm" svg:height="0.4cm" svg:x="18.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4cm" svg:height="0.4cm" svg:x="2.5cm" svg:y="1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4cm" svg:height="0.4cm" svg:x="6.5cm" svg:y="1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4cm" svg:height="0.4cm" svg:x="10.5cm" svg:y="1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4cm" svg:height="0.4cm" svg:x="14.5cm" svg:y="1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4cm" svg:height="0.4cm" svg:x="18.5cm" svg:y="14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4cm" svg:height="0.4cm" svg:x="2.5cm" svg:y="1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4cm" svg:height="0.4cm" svg:x="6.5cm" svg:y="1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4cm" svg:height="0.4cm" svg:x="10.5cm" svg:y="1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4cm" svg:height="0.4cm" svg:x="14.5cm" svg:y="1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4cm" svg:height="0.4cm" svg:x="18.5cm" svg:y="18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4cm" svg:height="0.4cm" svg:x="2.5cm" svg:y="2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4cm" svg:height="0.4cm" svg:x="6.5cm" svg:y="2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4cm" svg:height="0.4cm" svg:x="10.5cm" svg:y="2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4cm" svg:height="0.4cm" svg:x="14.5cm" svg:y="2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4cm" svg:height="0.4cm" svg:x="18.5cm" svg:y="22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rge Rodríguez Araújo</meta:initial-creator>
    <meta:creation-date>2013-11-14T15:47:32</meta:creation-date>
    <dc:date>2013-11-14T18:03:30</dc:date>
    <dc:creator>Jorge Rodríguez Araújo</dc:creator>
    <meta:editing-duration>PT11M19S</meta:editing-duration>
    <meta:editing-cycles>3</meta:editing-cycles>
    <meta:generator>LibreOffice/4.0.2.2$Linux_X86_64 LibreOffice_project/400m0$Build-2</meta:generator>
    <meta:document-statistic meta:object-count="28"/>
  </office:meta>
</office:document-meta>
</file>